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355d3e" officeooo:paragraph-rsid="002e3f80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55d3e" officeooo:paragraph-rsid="00355d3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97c97" officeooo:paragraph-rsid="00397c97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7524d" officeooo:paragraph-rsid="0037524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4b5c1a" officeooo:paragraph-rsid="004b5c1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4ebe53" officeooo:paragraph-rsid="004ebe53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54c092" officeooo:paragraph-rsid="0054c092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b6d82" officeooo:paragraph-rsid="003b6d82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56ac8f" officeooo:paragraph-rsid="0056ac8f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3b6d82" officeooo:paragraph-rsid="003b6d82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5f5ccd" officeooo:paragraph-rsid="005f5ccd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5f9aa5" officeooo:paragraph-rsid="005f9aa5" style:font-weight-asian="bold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37524d" officeooo:paragraph-rsid="0037524d" style:font-weight-asian="bold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d3c4b" officeooo:paragraph-rsid="003d3c4b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7524d" officeooo:paragraph-rsid="0037524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41d327" officeooo:paragraph-rsid="0041d327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1d327" officeooo:paragraph-rsid="0041d327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d9928" officeooo:paragraph-rsid="003d9928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e531a" officeooo:paragraph-rsid="003e531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92686" officeooo:paragraph-rsid="0053488f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4d6b3" officeooo:paragraph-rsid="0044d6b3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7ea45" officeooo:paragraph-rsid="0037ea45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461079" officeooo:paragraph-rsid="00461079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59859" officeooo:paragraph-rsid="00459859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84d3c" officeooo:paragraph-rsid="006a0813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584d3c" officeooo:paragraph-rsid="006a0813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6278bd" officeooo:paragraph-rsid="006278b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658d5c" officeooo:paragraph-rsid="00658d5c"/>
    </style:style>
    <style:style style:name="T1" style:family="text">
      <style:text-properties officeooo:rsid="004ee39e"/>
    </style:style>
    <style:style style:name="T2" style:family="text">
      <style:text-properties fo:color="#0000ff" loext:opacity="100%" style:text-underline-style="solid" style:text-underline-width="auto" style:text-underline-color="font-color" officeooo:rsid="004ee39e"/>
    </style:style>
    <style:style style:name="T3" style:family="text">
      <style:text-properties officeooo:rsid="00519700"/>
    </style:style>
    <style:style style:name="T4" style:family="text">
      <style:text-properties officeooo:rsid="00432407"/>
    </style:style>
    <style:style style:name="T5" style:family="text">
      <style:text-properties officeooo:rsid="004b5c1a"/>
    </style:style>
    <style:style style:name="T6" style:family="text">
      <style:text-properties fo:color="#ff0000" loext:opacity="100%" style:text-underline-style="solid" style:text-underline-width="auto" style:text-underline-color="font-color" fo:font-weight="normal" officeooo:rsid="0050d661" style:font-weight-asian="normal" style:font-weight-complex="normal"/>
    </style:style>
    <style:style style:name="T7" style:family="text">
      <style:text-properties fo:color="#ff0000" loext:opacity="100%" style:text-underline-style="solid" style:text-underline-width="auto" style:text-underline-color="font-color" fo:font-weight="normal" officeooo:rsid="004b5c1a" style:font-weight-asian="normal" style:font-weight-complex="normal"/>
    </style:style>
    <style:style style:name="T8" style:family="text">
      <style:text-properties officeooo:rsid="0044d6b3"/>
    </style:style>
    <style:style style:name="T9" style:family="text">
      <style:text-properties officeooo:rsid="0041d327"/>
    </style:style>
    <style:style style:name="T10" style:family="text">
      <style:text-properties officeooo:rsid="00459859"/>
    </style:style>
    <style:style style:name="T11" style:family="text">
      <style:text-properties officeooo:rsid="005f9aa5"/>
    </style:style>
    <style:style style:name="T12" style:family="text">
      <style:text-properties officeooo:rsid="006a0813"/>
    </style:style>
    <style:style style:name="T13" style:family="text">
      <style:text-properties officeooo:rsid="0060a134"/>
    </style:style>
    <style:style style:name="T14" style:family="text">
      <style:text-properties officeooo:rsid="00610422"/>
    </style:style>
    <style:style style:name="T15" style:family="text">
      <style:text-properties officeooo:rsid="00639ed2"/>
    </style:style>
    <style:style style:name="T16" style:family="text">
      <style:text-properties officeooo:rsid="0067b931"/>
    </style:style>
    <style:style style:name="T17" style:family="text">
      <style:text-properties officeooo:rsid="00661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ext:p text:style-name="Standard"/>
      <text:p text:style-name="P2">MP = morceau de prgramme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10" office:value-type="string">
            <text:p text:style-name="P3">Nom du MP</text:p>
            <text:p text:style-name="P4"/>
            <text:p text:style-name="P5">ParseCard</text:p>
            <text:p text:style-name="P6">void</text:p>
          </table:table-cell>
          <table:table-cell table:style-name="Table1.A1" table:number-columns-spanned="4" office:value-type="string">
            <text:p text:style-name="P3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3">Nom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In/Out <text:s text:c="2"/>(I/O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true_color</text:p>
          </table:table-cell>
          <table:table-cell table:style-name="Table1.A1" office:value-type="string">
            <text:p text:style-name="P8">ConsoleColor</text:p>
          </table:table-cell>
          <table:table-cell table:style-name="Table1.A1" office:value-type="string">
            <text:p text:style-name="P9">The color of text that this card should be represented by</text:p>
          </table:table-cell>
          <table:table-cell table:style-name="Table1.A1" office:value-type="string">
            <text:p text:style-name="P8">out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true_valu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10">Consists of 3 characters. If the resulting value is less than 3, <text:span text:style-name="T1">the other characters will be added from </text:span><text:span text:style-name="T2">char back</text:span></text:p>
          </table:table-cell>
          <table:table-cell table:style-name="Table1.A1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7">type</text:p>
          </table:table-cell>
          <table:table-cell table:style-name="Table1.A5" office:value-type="string">
            <text:p text:style-name="P8">string</text:p>
          </table:table-cell>
          <table:table-cell table:style-name="Table1.A5" office:value-type="string">
            <text:p text:style-name="P11">1-character representation of the card’s color. Used for cases where different colors are not-so-different</text:p>
          </table:table-cell>
          <table:table-cell table:style-name="Table1.A5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2">code</text:p>
          </table:table-cell>
          <table:table-cell table:style-name="Table1.A5" office:value-type="string">
            <text:p text:style-name="P8">string</text:p>
          </table:table-cell>
          <table:table-cell table:style-name="Table1.A5" office:value-type="string">
            <text:p text:style-name="P13">The codename of the card to be used when playing it</text:p>
          </table:table-cell>
          <table:table-cell table:style-name="Table1.A5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4">card</text:p>
          </table:table-cell>
          <table:table-cell table:style-name="Table1.A5" office:value-type="string">
            <text:p text:style-name="P15">int</text:p>
          </table:table-cell>
          <table:table-cell table:style-name="Table1.A5" office:value-type="string">
            <text:p text:style-name="P16">The ID of the card to be </text:p>
          </table:table-cell>
          <table:table-cell table:style-name="Table1.A5" office:value-type="string">
            <text:p text:style-name="P17">in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8">main_side</text:p>
          </table:table-cell>
          <table:table-cell table:style-name="Table1.A5" office:value-type="string">
            <text:p text:style-name="P19">bool</text:p>
          </table:table-cell>
          <table:table-cell table:style-name="Table1.A5" office:value-type="string">
            <text:p text:style-name="P20">Data about the which side of the card should be fetched?</text:p>
          </table:table-cell>
          <table:table-cell table:style-name="Table1.A5" office:value-type="string">
            <text:p text:style-name="P20"><text:span text:style-name="T3">i</text:span>n, <text:span text:style-name="T3">facultatif</text:span></text:p>
            <text:p text:style-name="P21">def = <text:span text:style-name="T4">true</text:span>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2">back</text:p>
          </table:table-cell>
          <table:table-cell table:style-name="Table1.A5" office:value-type="string">
            <text:p text:style-name="P19">char</text:p>
          </table:table-cell>
          <table:table-cell table:style-name="Table1.A5" office:value-type="string">
            <text:p text:style-name="P23">The character to be used as card’s background. <text:span text:style-name="T5">Used for </text:span><text:span text:style-name="T6">string </text:span><text:span text:style-name="T7">true_value</text:span></text:p>
          </table:table-cell>
          <table:table-cell table:style-name="Table1.A5" office:value-type="string">
            <text:p text:style-name="P24"><text:span text:style-name="T8">i</text:span>n<text:span text:style-name="T9">, </text:span><text:span text:style-name="T3">facultatif</text:span></text:p>
            <text:p text:style-name="P25">def = ‘ ‘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6">render_wilds_as</text:p>
          </table:table-cell>
          <table:table-cell table:style-name="Table1.A5" office:value-type="string">
            <text:p text:style-name="P19">int</text:p>
          </table:table-cell>
          <table:table-cell table:style-name="Table1.A5" office:value-type="string">
            <text:p text:style-name="P27">Which color should be <text:soft-page-break/>returned if card appears to be a wild one?</text:p>
          </table:table-cell>
          <table:table-cell table:style-name="Table1.A5" office:value-type="string">
            <text:p text:style-name="P24"><text:span text:style-name="T10">i</text:span>n<text:span text:style-name="T9">, </text:span><text:span text:style-name="T3">facultatif</text:span></text:p>
            <text:p text:style-name="P28">def = 0</text:p>
          </table:table-cell>
        </table:table-row>
        <table:table-row table:style-name="Table1.1">
          <table:table-cell table:style-name="Table1.A1" office:value-type="string">
            <text:p text:style-name="P3">Hypotheses</text:p>
          </table:table-cell>
          <table:table-cell table:style-name="Table1.A1" table:number-columns-spanned="4" office:value-type="string">
            <text:p text:style-name="P29"><text:span text:style-name="T11">int</text:span> card must not be null</text:p>
            <text:p text:style-name="P30"><text:span text:style-name="T12">int card must </text:span><text:span text:style-name="T13">correspond to an existing card from the </text:span><text:span text:style-name="T14">master deck in Global Var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But</text:p>
          </table:table-cell>
          <table:table-cell table:style-name="Table1.A1" table:number-columns-spanned="4" office:value-type="string">
            <text:p text:style-name="P31">This <text:span text:style-name="T15">overload exists to facilitate the function’s usage, as most of the game’s card-related data is stored as an integer ID of the card. So, instead of having to convert it myself every time, I just pass an int instead of a Card, and this overload deals with it.</text:span></text:p>
            <text:p text:style-name="P32"><text:span text:style-name="T16">C</text:span>onverts int into Card, <text:span text:style-name="T17">t</text:span>hen passes all the arguments as intended into the main function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42:10.713426514</dc:date>
    <meta:editing-duration>PT48M32S</meta:editing-duration>
    <meta:editing-cycles>84</meta:editing-cycles>
    <meta:document-statistic meta:table-count="1" meta:image-count="0" meta:object-count="0" meta:page-count="2" meta:paragraph-count="51" meta:word-count="241" meta:character-count="1302" meta:non-whitespace-character-count="1109"/>
  </office:meta>
</office:document-meta>
</file>